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BeanTag.setAttribute( String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DynamicBeanTag.doTag( XMLOutput output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DynamicBeanTag.DynamicBeanTag( Class beanClass , Map attributes , String variableNameAttribute , Method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ynamicBeanTag.beforeSetAttribut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ynamicBeanTag.get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BeanTag.methodInvocationException( Object bean , Method method , 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